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Olivina cristales grand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mórfica equidimensional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 iddings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el inicio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No apreciable correctament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Matriz 80%</text:p>
          </table:table-cell>
          <table:table-cell table:style-name="ce5"/>
          <table:table-cell table:number-columns-repeated="16381"/>
        </table:table-row>
        <table:table-row table:style-name="ro9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Olivin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10">
            <text:p>Mg<text:span text:style-name="T2">2</text:span>SiO<text:span text:style-name="T2">4<text:s/></text:span><text:span text:style-name="T3">-</text:span><text:span text:style-name="T2"><text:s/></text:span><text:span text:style-name="T3">(Fe</text:span><text:span text:style-name="T4">2+</text:span><text:span text:style-name="T3">)</text:span><text:span text:style-name="T2">2</text:span><text:span text:style-name="T3">SiO</text:span><text:span text:style-name="T2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Idiomórficas en rocas volcánicas, con hábito entre equidimensional y tabular, con secciones cuadradas y prismáticas acabadas en triángul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Normalmente indistinguible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ción</text:p>
          </table:table-cell>
          <table:table-cell office:value-type="string" table:style-name="ce5">
            <text:p>A serpentina, clorita o iddingsita (mezcla de óxidos e hidróxidos de hierro), que progresan por bordes de grano y fractur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el inicio del 3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(solo observable en secciones longitudinales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Raramente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 dependiendo de la composición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0:53:43Z</dc:date>
    <meta:editing-cycles>9</meta:editing-cycles>
    <meta:editing-duration>PT4012S</meta:editing-duration>
  </office:meta>
</office:document-meta>
</file>